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>
            <text:p>Ohm</text:p>
          </table:table-cell>
          <table:table-cell table:style-name="Default" office:value-type="string">
            <text:p>mA</text:p>
          </table:table-cell>
          <table:table-cell table:style-name="Default" office:value-type="string">
            <text:p>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table:formula="of:=(5/([.B2]+10000))*1000" office:value-type="float" office:value="0.429331959471063">
            <text:p>0,429</text:p>
          </table:table-cell>
          <table:table-cell table:formula="of:=([.B2]*[.C2])/1000" office:value-type="float" office:value="0.70668040528937">
            <text:p>0,70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646+([.A3]*14.4)" office:value-type="float" office:value="1660.4">
            <text:p>1660,4</text:p>
          </table:table-cell>
          <table:table-cell table:formula="of:=(5/([.B3]+10000))*1000" office:value-type="float" office:value="0.428801756371994">
            <text:p>0,429</text:p>
          </table:table-cell>
          <table:table-cell table:formula="of:=([.B3]*[.C3])/1000" office:value-type="float" office:value="0.711982436280059">
            <text:p>0,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646+([.A4]*14.4)" office:value-type="float" office:value="1674.8">
            <text:p>1674,8</text:p>
          </table:table-cell>
          <table:table-cell table:formula="of:=(5/([.B4]+10000))*1000" office:value-type="float" office:value="0.428272861205331">
            <text:p>0,428</text:p>
          </table:table-cell>
          <table:table-cell table:formula="of:=([.B4]*[.C4])/1000" office:value-type="float" office:value="0.717271387946689">
            <text:p>0,7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646+([.A5]*14.4)" office:value-type="float" office:value="1689.2">
            <text:p>1689,2</text:p>
          </table:table-cell>
          <table:table-cell table:formula="of:=(5/([.B5]+10000))*1000" office:value-type="float" office:value="0.427745269137323">
            <text:p>0,428</text:p>
          </table:table-cell>
          <table:table-cell table:formula="of:=([.B5]*[.C5])/1000" office:value-type="float" office:value="0.722547308626767">
            <text:p>0,72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646+([.A6]*14.4)" office:value-type="float" office:value="1703.6">
            <text:p>1703,6</text:p>
          </table:table-cell>
          <table:table-cell table:formula="of:=(5/([.B6]+10000))*1000" office:value-type="float" office:value="0.427218975358009">
            <text:p>0,427</text:p>
          </table:table-cell>
          <table:table-cell table:formula="of:=([.B6]*[.C6])/1000" office:value-type="float" office:value="0.727810246419905">
            <text:p>0,72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646+([.A7]*14.4)" office:value-type="float" office:value="1718">
            <text:p>1718</text:p>
          </table:table-cell>
          <table:table-cell table:formula="of:=(5/([.B7]+10000))*1000" office:value-type="float" office:value="0.426693975081072">
            <text:p>0,427</text:p>
          </table:table-cell>
          <table:table-cell table:formula="of:=([.B7]*[.C7])/1000" office:value-type="float" office:value="0.733060249189281">
            <text:p>0,73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646+([.A8]*14.4)" office:value-type="float" office:value="1732.4">
            <text:p>1732,4</text:p>
          </table:table-cell>
          <table:table-cell table:formula="of:=(5/([.B8]+10000))*1000" office:value-type="float" office:value="0.426170263543691">
            <text:p>0,426</text:p>
          </table:table-cell>
          <table:table-cell table:formula="of:=([.B8]*[.C8])/1000" office:value-type="float" office:value="0.73829736456309">
            <text:p>0,7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646+([.A9]*14.4)" office:value-type="float" office:value="1746.8">
            <text:p>1746,8</text:p>
          </table:table-cell>
          <table:table-cell table:formula="of:=(5/([.B9]+10000))*1000" office:value-type="float" office:value="0.425647836006402">
            <text:p>0,426</text:p>
          </table:table-cell>
          <table:table-cell table:formula="of:=([.B9]*[.C9])/1000" office:value-type="float" office:value="0.743521639935983">
            <text:p>0,74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646+([.A10]*14.4)" office:value-type="float" office:value="1761.2">
            <text:p>1761,2</text:p>
          </table:table-cell>
          <table:table-cell table:formula="of:=(5/([.B10]+10000))*1000" office:value-type="float" office:value="0.42512668775295">
            <text:p>0,425</text:p>
          </table:table-cell>
          <table:table-cell table:formula="of:=([.B10]*[.C10])/1000" office:value-type="float" office:value="0.748733122470496">
            <text:p>0,74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646+([.A11]*14.4)" office:value-type="float" office:value="1775.6">
            <text:p>1775,6</text:p>
          </table:table-cell>
          <table:table-cell table:formula="of:=(5/([.B11]+10000))*1000" office:value-type="float" office:value="0.424606814090152">
            <text:p>0,425</text:p>
          </table:table-cell>
          <table:table-cell table:formula="of:=([.B11]*[.C11])/1000" office:value-type="float" office:value="0.753931859098475">
            <text:p>0,7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646+([.A12]*14.4)" office:value-type="float" office:value="1790">
            <text:p>1790</text:p>
          </table:table-cell>
          <table:table-cell table:formula="of:=(5/([.B12]+10000))*1000" office:value-type="float" office:value="0.424088210347752">
            <text:p>0,424</text:p>
          </table:table-cell>
          <table:table-cell table:formula="of:=([.B12]*[.C12])/1000" office:value-type="float" office:value="0.759117896522477">
            <text:p>0,75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790+([.A13]*15.1)" office:value-type="float" office:value="1805.1">
            <text:p>1805,1</text:p>
          </table:table-cell>
          <table:table-cell table:formula="of:=(5/([.B13]+10000))*1000" office:value-type="float" office:value="0.423545755647983">
            <text:p>0,424</text:p>
          </table:table-cell>
          <table:table-cell table:formula="of:=([.B13]*[.C13])/1000" office:value-type="float" office:value="0.764542443520173">
            <text:p>0,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790+([.A14]*15.1)" office:value-type="float" office:value="1820.2">
            <text:p>1820,2</text:p>
          </table:table-cell>
          <table:table-cell table:formula="of:=(5/([.B14]+10000))*1000" office:value-type="float" office:value="0.423004686891931">
            <text:p>0,423</text:p>
          </table:table-cell>
          <table:table-cell table:formula="of:=([.B14]*[.C14])/1000" office:value-type="float" office:value="0.769953131080692">
            <text:p>0,77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790+([.A15]*15.1)" office:value-type="float" office:value="1835.3">
            <text:p>1835,3</text:p>
          </table:table-cell>
          <table:table-cell table:formula="of:=(5/([.B15]+10000))*1000" office:value-type="float" office:value="0.422464998774851">
            <text:p>0,422</text:p>
          </table:table-cell>
          <table:table-cell table:formula="of:=([.B15]*[.C15])/1000" office:value-type="float" office:value="0.775350012251485">
            <text:p>0,77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790+([.A16]*15.1)" office:value-type="float" office:value="1850.4">
            <text:p>1850,4</text:p>
          </table:table-cell>
          <table:table-cell table:formula="of:=(5/([.B16]+10000))*1000" office:value-type="float" office:value="0.421926686019037">
            <text:p>0,422</text:p>
          </table:table-cell>
          <table:table-cell table:formula="of:=([.B16]*[.C16])/1000" office:value-type="float" office:value="0.780733139809627">
            <text:p>0,78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790+([.A17]*15.1)" office:value-type="float" office:value="1865.5">
            <text:p>1865,5</text:p>
          </table:table-cell>
          <table:table-cell table:formula="of:=(5/([.B17]+10000))*1000" office:value-type="float" office:value="0.421389743373646">
            <text:p>0,421</text:p>
          </table:table-cell>
          <table:table-cell table:formula="of:=([.B17]*[.C17])/1000" office:value-type="float" office:value="0.786102566263537">
            <text:p>0,78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790+([.A18]*15.1)" office:value-type="float" office:value="1880.6">
            <text:p>1880,6</text:p>
          </table:table-cell>
          <table:table-cell table:formula="of:=(5/([.B18]+10000))*1000" office:value-type="float" office:value="0.420854165614531">
            <text:p>0,421</text:p>
          </table:table-cell>
          <table:table-cell table:formula="of:=([.B18]*[.C18])/1000" office:value-type="float" office:value="0.791458343854687">
            <text:p>0,79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790+([.A19]*15.1)" office:value-type="float" office:value="1895.7">
            <text:p>1895,7</text:p>
          </table:table-cell>
          <table:table-cell table:formula="of:=(5/([.B19]+10000))*1000" office:value-type="float" office:value="0.42031994754407">
            <text:p>0,420</text:p>
          </table:table-cell>
          <table:table-cell table:formula="of:=([.B19]*[.C19])/1000" office:value-type="float" office:value="0.796800524559294">
            <text:p>0,79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790+([.A20]*15.1)" office:value-type="float" office:value="1910.8">
            <text:p>1910,8</text:p>
          </table:table-cell>
          <table:table-cell table:formula="of:=(5/([.B20]+10000))*1000" office:value-type="float" office:value="0.419787083991">
            <text:p>0,420</text:p>
          </table:table-cell>
          <table:table-cell table:formula="of:=([.B20]*[.C20])/1000" office:value-type="float" office:value="0.802129160090002">
            <text:p>0,8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790+([.A21]*15.1)" office:value-type="float" office:value="1925.9">
            <text:p>1925,9</text:p>
          </table:table-cell>
          <table:table-cell table:formula="of:=(5/([.B21]+10000))*1000" office:value-type="float" office:value="0.419255569810245">
            <text:p>0,419</text:p>
          </table:table-cell>
          <table:table-cell table:formula="of:=([.B21]*[.C21])/1000" office:value-type="float" office:value="0.807444301897551">
            <text:p>0,8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790+([.A22]*15.1)" office:value-type="float" office:value="1941">
            <text:p>1941</text:p>
          </table:table-cell>
          <table:table-cell table:formula="of:=(5/([.B22]+10000))*1000" office:value-type="float" office:value="0.418725399882757">
            <text:p>0,419</text:p>
          </table:table-cell>
          <table:table-cell table:formula="of:=([.B22]*[.C22])/1000" office:value-type="float" office:value="0.812746001172431">
            <text:p>0,8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941+([.A23]*15.8)" office:value-type="float" office:value="1956.8">
            <text:p>1956,8</text:p>
          </table:table-cell>
          <table:table-cell table:formula="of:=(5/([.B23]+10000))*1000" office:value-type="float" office:value="0.418172086176904">
            <text:p>0,418</text:p>
          </table:table-cell>
          <table:table-cell table:formula="of:=([.B23]*[.C23])/1000" office:value-type="float" office:value="0.818279138230965">
            <text:p>0,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941+([.A24]*15.8)" office:value-type="float" office:value="1972.6">
            <text:p>1972,6</text:p>
          </table:table-cell>
          <table:table-cell table:formula="of:=(5/([.B24]+10000))*1000" office:value-type="float" office:value="0.417620232865042">
            <text:p>0,418</text:p>
          </table:table-cell>
          <table:table-cell table:formula="of:=([.B24]*[.C24])/1000" office:value-type="float" office:value="0.823797671349581">
            <text:p>0,82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941+([.A25]*15.8)" office:value-type="float" office:value="1988.4">
            <text:p>1988,4</text:p>
          </table:table-cell>
          <table:table-cell table:formula="of:=(5/([.B25]+10000))*1000" office:value-type="float" office:value="0.417069834173034">
            <text:p>0,417</text:p>
          </table:table-cell>
          <table:table-cell table:formula="of:=([.B25]*[.C25])/1000" office:value-type="float" office:value="0.829301658269661">
            <text:p>0,82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941+([.A26]*15.8)" office:value-type="float" office:value="2004.2">
            <text:p>2004,2</text:p>
          </table:table-cell>
          <table:table-cell table:formula="of:=(5/([.B26]+10000))*1000" office:value-type="float" office:value="0.416520884357142">
            <text:p>0,417</text:p>
          </table:table-cell>
          <table:table-cell table:formula="of:=([.B26]*[.C26])/1000" office:value-type="float" office:value="0.834791156428583">
            <text:p>0,83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941+([.A27]*15.8)" office:value-type="float" office:value="2020">
            <text:p>2020</text:p>
          </table:table-cell>
          <table:table-cell table:formula="of:=(5/([.B27]+10000))*1000" office:value-type="float" office:value="0.415973377703827">
            <text:p>0,416</text:p>
          </table:table-cell>
          <table:table-cell table:formula="of:=([.B27]*[.C27])/1000" office:value-type="float" office:value="0.84026622296173">
            <text:p>0,84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020+([.A28]*16)" office:value-type="float" office:value="2036">
            <text:p>2036</text:p>
          </table:table-cell>
          <table:table-cell table:formula="of:=(5/([.B28]+10000))*1000" office:value-type="float" office:value="0.415420405450316">
            <text:p>0,415</text:p>
          </table:table-cell>
          <table:table-cell table:formula="of:=([.B28]*[.C28])/1000" office:value-type="float" office:value="0.845795945496843">
            <text:p>0,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2020+([.A29]*16)" office:value-type="float" office:value="2052">
            <text:p>2052</text:p>
          </table:table-cell>
          <table:table-cell table:formula="of:=(5/([.B29]+10000))*1000" office:value-type="float" office:value="0.414868901427149">
            <text:p>0,415</text:p>
          </table:table-cell>
          <table:table-cell table:formula="of:=([.B29]*[.C29])/1000" office:value-type="float" office:value="0.85131098572851">
            <text:p>0,85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2020+([.A30]*16)" office:value-type="float" office:value="2068">
            <text:p>2068</text:p>
          </table:table-cell>
          <table:table-cell table:formula="of:=(5/([.B30]+10000))*1000" office:value-type="float" office:value="0.414318859794498">
            <text:p>0,414</text:p>
          </table:table-cell>
          <table:table-cell table:formula="of:=([.B30]*[.C30])/1000" office:value-type="float" office:value="0.856811402055021">
            <text:p>0,85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2020+([.A31]*16)" office:value-type="float" office:value="2084">
            <text:p>2084</text:p>
          </table:table-cell>
          <table:table-cell table:formula="of:=(5/([.B31]+10000))*1000" office:value-type="float" office:value="0.413770274743462">
            <text:p>0,414</text:p>
          </table:table-cell>
          <table:table-cell table:formula="of:=([.B31]*[.C31])/1000" office:value-type="float" office:value="0.862297252565376">
            <text:p>0,86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2020+([.A32]*16)" office:value-type="float" office:value="2100">
            <text:p>2100</text:p>
          </table:table-cell>
          <table:table-cell table:formula="of:=(5/([.B32]+10000))*1000" office:value-type="float" office:value="0.413223140495868">
            <text:p>0,413</text:p>
          </table:table-cell>
          <table:table-cell table:formula="of:=([.B32]*[.C32])/1000" office:value-type="float" office:value="0.867768595041322">
            <text:p>0,86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100+([.A33]*16.7)" office:value-type="float" office:value="2116.7">
            <text:p>2116,7</text:p>
          </table:table-cell>
          <table:table-cell table:formula="of:=(5/([.B33]+10000))*1000" office:value-type="float" office:value="0.412653610306437">
            <text:p>0,413</text:p>
          </table:table-cell>
          <table:table-cell table:formula="of:=([.B33]*[.C33])/1000" office:value-type="float" office:value="0.873463896935634">
            <text:p>0,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2100+([.A34]*16.7)" office:value-type="float" office:value="2133.4">
            <text:p>2133,4</text:p>
          </table:table-cell>
          <table:table-cell table:formula="of:=(5/([.B34]+10000))*1000" office:value-type="float" office:value="0.412085647881056">
            <text:p>0,412</text:p>
          </table:table-cell>
          <table:table-cell table:formula="of:=([.B34]*[.C34])/1000" office:value-type="float" office:value="0.879143521189444">
            <text:p>0,8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2100+([.A35]*16.7)" office:value-type="float" office:value="2150.1">
            <text:p>2150,1</text:p>
          </table:table-cell>
          <table:table-cell table:formula="of:=(5/([.B35]+10000))*1000" office:value-type="float" office:value="0.411519246755171">
            <text:p>0,412</text:p>
          </table:table-cell>
          <table:table-cell table:formula="of:=([.B35]*[.C35])/1000" office:value-type="float" office:value="0.884807532448292">
            <text:p>0,8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2100+([.A36]*16.7)" office:value-type="float" office:value="2166.8">
            <text:p>2166,8</text:p>
          </table:table-cell>
          <table:table-cell table:formula="of:=(5/([.B36]+10000))*1000" office:value-type="float" office:value="0.410954400499721">
            <text:p>0,411</text:p>
          </table:table-cell>
          <table:table-cell table:formula="of:=([.B36]*[.C36])/1000" office:value-type="float" office:value="0.890455995002795">
            <text:p>0,89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2100+([.A37]*16.7)" office:value-type="float" office:value="2183.5">
            <text:p>2183,5</text:p>
          </table:table-cell>
          <table:table-cell table:formula="of:=(5/([.B37]+10000))*1000" office:value-type="float" office:value="0.410391102720893">
            <text:p>0,410</text:p>
          </table:table-cell>
          <table:table-cell table:formula="of:=([.B37]*[.C37])/1000" office:value-type="float" office:value="0.89608897279107">
            <text:p>0,89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2100+([.A38]*16.7)" office:value-type="float" office:value="2200.2">
            <text:p>2200,2</text:p>
          </table:table-cell>
          <table:table-cell table:formula="of:=(5/([.B38]+10000))*1000" office:value-type="float" office:value="0.409829347059884">
            <text:p>0,410</text:p>
          </table:table-cell>
          <table:table-cell table:formula="of:=([.B38]*[.C38])/1000" office:value-type="float" office:value="0.901706529401157">
            <text:p>0,9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2100+([.A39]*16.7)" office:value-type="float" office:value="2216.9">
            <text:p>2216,9</text:p>
          </table:table-cell>
          <table:table-cell table:formula="of:=(5/([.B39]+10000))*1000" office:value-type="float" office:value="0.409269127192659">
            <text:p>0,409</text:p>
          </table:table-cell>
          <table:table-cell table:formula="of:=([.B39]*[.C39])/1000" office:value-type="float" office:value="0.907308728073407">
            <text:p>0,9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2100+([.A40]*16.7)" office:value-type="float" office:value="2233.6">
            <text:p>2233,6</text:p>
          </table:table-cell>
          <table:table-cell table:formula="of:=(5/([.B40]+10000))*1000" office:value-type="float" office:value="0.408710436829715">
            <text:p>0,409</text:p>
          </table:table-cell>
          <table:table-cell table:formula="of:=([.B40]*[.C40])/1000" office:value-type="float" office:value="0.912895631702851">
            <text:p>0,9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2100+([.A41]*16.7)" office:value-type="float" office:value="2250.3">
            <text:p>2250,3</text:p>
          </table:table-cell>
          <table:table-cell table:formula="of:=(5/([.B41]+10000))*1000" office:value-type="float" office:value="0.408153269715844">
            <text:p>0,408</text:p>
          </table:table-cell>
          <table:table-cell table:formula="of:=([.B41]*[.C41])/1000" office:value-type="float" office:value="0.918467302841563">
            <text:p>0,9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100+([.A42]*16.7)" office:value-type="float" office:value="2267">
            <text:p>2267</text:p>
          </table:table-cell>
          <table:table-cell table:formula="of:=(5/([.B42]+10000))*1000" office:value-type="float" office:value="0.407597619629901">
            <text:p>0,408</text:p>
          </table:table-cell>
          <table:table-cell table:formula="of:=([.B42]*[.C42])/1000" office:value-type="float" office:value="0.924023803700986">
            <text:p>0,92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267+([.A43]*17.4)" office:value-type="float" office:value="2284.4">
            <text:p>2284,4</text:p>
          </table:table-cell>
          <table:table-cell table:formula="of:=(5/([.B43]+10000))*1000" office:value-type="float" office:value="0.407020285891049">
            <text:p>0,407</text:p>
          </table:table-cell>
          <table:table-cell table:formula="of:=([.B43]*[.C43])/1000" office:value-type="float" office:value="0.929797141089512">
            <text:p>0,93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2267+([.A44]*17.4)" office:value-type="float" office:value="2301.8">
            <text:p>2301,8</text:p>
          </table:table-cell>
          <table:table-cell table:formula="of:=(5/([.B44]+10000))*1000" office:value-type="float" office:value="0.406444585345234">
            <text:p>0,406</text:p>
          </table:table-cell>
          <table:table-cell table:formula="of:=([.B44]*[.C44])/1000" office:value-type="float" office:value="0.93555414654766">
            <text:p>0,9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2267+([.A45]*17.4)" office:value-type="float" office:value="2319.2">
            <text:p>2319,2</text:p>
          </table:table-cell>
          <table:table-cell table:formula="of:=(5/([.B45]+10000))*1000" office:value-type="float" office:value="0.405870511072147">
            <text:p>0,406</text:p>
          </table:table-cell>
          <table:table-cell table:formula="of:=([.B45]*[.C45])/1000" office:value-type="float" office:value="0.941294889278524">
            <text:p>0,94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2267+([.A46]*17.4)" office:value-type="float" office:value="2336.6">
            <text:p>2336,6</text:p>
          </table:table-cell>
          <table:table-cell table:formula="of:=(5/([.B46]+10000))*1000" office:value-type="float" office:value="0.405298056190522">
            <text:p>0,405</text:p>
          </table:table-cell>
          <table:table-cell table:formula="of:=([.B46]*[.C46])/1000" office:value-type="float" office:value="0.947019438094775">
            <text:p>0,94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2267+([.A47]*17.4)" office:value-type="float" office:value="2354">
            <text:p>2354</text:p>
          </table:table-cell>
          <table:table-cell table:formula="of:=(5/([.B47]+10000))*1000" office:value-type="float" office:value="0.40472721385786">
            <text:p>0,405</text:p>
          </table:table-cell>
          <table:table-cell table:formula="of:=([.B47]*[.C47])/1000" office:value-type="float" office:value="0.952727861421402">
            <text:p>0,9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2267+([.A48]*17.4)" office:value-type="float" office:value="2371.4">
            <text:p>2371,4</text:p>
          </table:table-cell>
          <table:table-cell table:formula="of:=(5/([.B48]+10000))*1000" office:value-type="float" office:value="0.404157977270155">
            <text:p>0,404</text:p>
          </table:table-cell>
          <table:table-cell table:formula="of:=([.B48]*[.C48])/1000" office:value-type="float" office:value="0.958420227298447">
            <text:p>0,95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2267+([.A49]*17.4)" office:value-type="float" office:value="2388.8">
            <text:p>2388,8</text:p>
          </table:table-cell>
          <table:table-cell table:formula="of:=(5/([.B49]+10000))*1000" office:value-type="float" office:value="0.40359033966163">
            <text:p>0,404</text:p>
          </table:table-cell>
          <table:table-cell table:formula="of:=([.B49]*[.C49])/1000" office:value-type="float" office:value="0.964096603383701">
            <text:p>0,9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2267+([.A50]*17.4)" office:value-type="float" office:value="2406.2">
            <text:p>2406,2</text:p>
          </table:table-cell>
          <table:table-cell table:formula="of:=(5/([.B50]+10000))*1000" office:value-type="float" office:value="0.403024294304461">
            <text:p>0,403</text:p>
          </table:table-cell>
          <table:table-cell table:formula="of:=([.B50]*[.C50])/1000" office:value-type="float" office:value="0.969757056955393">
            <text:p>0,9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2267+([.A51]*17.4)" office:value-type="float" office:value="2423.6">
            <text:p>2423,6</text:p>
          </table:table-cell>
          <table:table-cell table:formula="of:=(5/([.B51]+10000))*1000" office:value-type="float" office:value="0.402459834508516">
            <text:p>0,402</text:p>
          </table:table-cell>
          <table:table-cell table:formula="of:=([.B51]*[.C51])/1000" office:value-type="float" office:value="0.975401654914839">
            <text:p>0,9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267+([.A52]*17.4)" office:value-type="float" office:value="2441">
            <text:p>2441</text:p>
          </table:table-cell>
          <table:table-cell table:formula="of:=(5/([.B52]+10000))*1000" office:value-type="float" office:value="0.401896953621092">
            <text:p>0,402</text:p>
          </table:table-cell>
          <table:table-cell table:formula="of:=([.B52]*[.C52])/1000" office:value-type="float" office:value="0.981030463789084">
            <text:p>0,98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.09.2011</text:date>, <text:time>19:1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8T19:08:02.59</meta:creation-date>
    <dc:date>2011-09-08T19:17:19.40</dc:date>
    <meta:editing-duration>PT00H09M17S</meta:editing-duration>
    <meta:editing-cycles>1</meta:editing-cycles>
    <meta:document-statistic meta:table-count="3" meta:cell-count="207" meta:object-count="0"/>
    <meta:generator>OpenOffice.org/3.2$Win32 OpenOffice.org_project/320m18$Build-9502</meta:generator>
  </office:meta>
</office:document-meta>
</file>